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898cm" fo:break-before="auto" style:use-optimal-row-height="false"/>
    </style:style>
    <style:style style:name="ro2" style:family="table-row">
      <style:table-row-properties style:row-height="2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4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office:value-type="string" calcext:value-type="string">
            <text:p>"ce pauvre Jack Caesar était bien embêté..." </text:p>
            <text:p>"mais, mais, mais...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c'est l'heure du Monstro-Tracto-Botte !"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ack Caesar entend la fin du speech depuis son bureau, il se lève et prend un air cru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4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6" office:value-type="string" calcext:value-type="string">
            <text:p>EM fait faiblement non de la tête. Il semble terrifié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JC abat son point en l’air, crie « au tracto-botte!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8" office:value-type="string" calcext:value-type="string">
            <text:p>JC et EM filent vers la botcav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appuie sur start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7" office:value-type="string" calcext:value-type="string">
            <text:p>le pot d’échappement fum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e tractobotte avance dans la vil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7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nchaînement plans de coupe animation / film des Vanupiés de plus en plus effrayé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17" office:value-type="string" calcext:value-type="string">
            <text:p>la voyante s’adresse face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1" office:value-type="string" calcext:value-type="string">
            <text:p>« Nobles étrangers, il est temps d'utiliser le pouvoir du son suprême, vous avez l'artefact? »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prend des objets jetés par Raspoutine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la boîte à meuh s’envole dans les ai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7" office:value-type="string" calcext:value-type="string">
            <text:p>la voyante se la prend sur le coin de la gueu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6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table:style-name="ce16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table:style-name="ce8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style-name="ce8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8"/>
          <table:table-cell/>
          <table:table-cell office:value-type="string" calcext:value-type="string">
            <text:p>dites -donc, vous faites même pas de générique 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6:51:02.05087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8T17:10:00.046845745</dc:date>
    <meta:editing-duration>PT6H45M43S</meta:editing-duration>
    <meta:editing-cycles>122</meta:editing-cycles>
    <meta:generator>LibreOffice/7.0.4.2$Linux_X86_64 LibreOffice_project/00$Build-2</meta:generator>
    <meta:document-statistic meta:table-count="1" meta:cell-count="61" meta:object-count="0"/>
  </office:meta>
</office:document-meta>
</file>